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tte er formler</text:h>
      <text:p text:style-name="Standard"/>
      <text:p text:style-name="Text_20_body">_fSimple sum</text:p>
      <text:p text:style-name="Text_20_body"><draw:frame draw:style-name="fr1" draw:name="Objekt1" text:anchor-type="as-char" svg:width="1.662cm" svg:height="0.57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_fSimple fraction</text:p>
      <text:p text:style-name="Text_20_body"><draw:frame draw:style-name="fr1" draw:name="Objekt2" text:anchor-type="as-char" svg:width="1.11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_fSquare root</text:p>
      <text:p text:style-name="Standard"><draw:frame draw:style-name="fr1" draw:name="Objekt3" text:anchor-type="as-char" svg:width="0.898cm" svg:height="0.50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6-26T06:03:08.99</meta:creation-date>
    <dc:date>2010-12-31T04:57:06.63</dc:date>
    <dc:creator>børre stenseth</dc:creator>
    <meta:editing-duration>PT08H50M16S</meta:editing-duration>
    <meta:editing-cycles>8</meta:editing-cycles>
    <meta:generator>OpenOffice.org/3.1$Win32 OpenOffice.org_project/310m19$Build-9420</meta:generator>
    <meta:document-statistic meta:table-count="0" meta:image-count="0" meta:object-count="3" meta:page-count="1" meta:paragraph-count="7" meta:word-count="9" meta:character-count="6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∑</math:mo>
        <math:mi>f</math:mi>
      </math:mrow>
      <math:mrow>
        <math:mo math:stretchy="false">(</math:mo>
        <math:mi>x</math:mi>
        <math:mo math:stretchy="false">)</math:mo>
      </math:mrow>
    </math:mrow>
    <math:annotation math:encoding="StarMath 5.0">sum f(x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2</math:mn>
      <math:mrow>
        <math:mi>a</math:mi>
        <math:mo math:stretchy="false">+</math:mo>
        <math:mn>4</math:mn>
      </math:mrow>
    </math:mfrac>
    <math:annotation math:encoding="StarMath 5.0">{12} over {a+4}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qrt>
      <math:mn>25</math:mn>
    </math:msqrt>
    <math:annotation math:encoding="StarMath 5.0">sqrt{25} </math:annotation>
  </math:semantics>
</math:math>
</file>